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50.7" calcext:value-type="float">
            <text:p>150.7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86.07" calcext:value-type="float">
            <text:p>86.0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15.66" calcext:value-type="float">
            <text:p>15.66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12.58" calcext:value-type="float">
            <text:p>1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-1.39" calcext:value-type="float">
            <text:p>-1.39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44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G8:'Juni 15'.H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00:33:12.261035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4T00:34:01.218457772</dc:date>
    <meta:editing-duration>PT1H57S</meta:editing-duration>
    <meta:editing-cycles>11</meta:editing-cycles>
    <meta:generator>LibreOffice/4.4.3.2$Linux_x86 LibreOffice_project/40m0$Build-2</meta:generator>
    <meta:document-statistic meta:table-count="2" meta:cell-count="168" meta:object-count="0"/>
  </office:meta>
</office:document-meta>
</file>